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 Plan (Outline)</text:p>
      <text:p text:style-name="P9"/>
      <text:p text:style-name="P4">Course objectives for different users</text:p>
      <text:p text:style-name="P3"/>
      <text:p text:style-name="P5">Beginner (Basic)</text:p>
      <text:p text:style-name="P11">This user is unfamiliar with GIS. After completing the course, should be able to</text:p>
      <text:list xml:id="list1183913506" text:style-name="L1">
        <text:list-item>
          <text:p text:style-name="P14">load features from disparate sources</text:p>
        </text:list-item>
        <text:list-item>
          <text:p text:style-name="P14">create a cloropleth map (custom / classified symbology) with raster backdrop</text:p>
        </text:list-item>
        <text:list-item>
          <text:p text:style-name="P14">create new vector features</text:p>
        </text:list-item>
        <text:list-item>
          <text:p text:style-name="P14">understand the attribute table</text:p>
        </text:list-item>
        <text:list-item>
          <text:p text:style-name="P14">do a basic GIS (raster and vector) analysis</text:p>
        </text:list-item>
        <text:list-item>
          <text:p text:style-name="P14">use the content thus produced in a map layout</text:p>
        </text:list-item>
      </text:list>
      <text:p text:style-name="P11"/>
      <text:p text:style-name="P11">The course product is a basic map project in QGIS and a PDF of said map.</text:p>
      <text:p text:style-name="P6"/>
      <text:p text:style-name="P5">Intermediate (Moderate)</text:p>
      <text:p text:style-name="P11">This user is familiar with GIS, but not QGIS. More comfortable with point-and-click navigation, doesn't want to delve into the "programming" side of things. After course completion, in addition to basic objectives, should be able to</text:p>
      <text:list xml:id="list1370953924" text:style-name="L2">
        <text:list-item>
          <text:p text:style-name="P15">do basic analyses with an emphasis on vector analysis, and present the results</text:p>
        </text:list-item>
        <text:list-item>
          <text:p text:style-name="P15">add attributes to an existing layer</text:p>
        </text:list-item>
        <text:list-item>
          <text:p text:style-name="P15">use actions</text:p>
        </text:list-item>
      </text:list>
      <text:p text:style-name="P6"/>
      <text:p text:style-name="P5">Advanced (Hard)</text:p>
      <text:p text:style-name="P11">Is familiar with GIS, SQL, perhaps some Python. After completing the course, in addition to basic and moderate objectives, should be able to</text:p>
      <text:list xml:id="list385359923" text:style-name="L3">
        <text:list-item>
          <text:p text:style-name="P16">modify qgis options</text:p>
        </text:list-item>
        <text:list-item>
          <text:p text:style-name="P16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6"/>
      <text:p text:style-name="P13">New Content</text:p>
      <text:p text:style-name="P7"/>
      <text:p text:style-name="P7">Day 1: Classification and Mapping</text:p>
      <text:list xml:id="list1737833524" text:style-name="L4">
        <text:list-item>
          <text:p text:style-name="P17">The Interface. (Lays the groundwork for the rest of the course.)</text:p>
        </text:list-item>
      </text:list>
      <text:list xml:id="list374416556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500381297" text:continue-list="list1737833524" text:style-name="L4">
        <text:list-item>
          <text:p text:style-name="P17">Creating a Basic Map. (Have a good-looking map on screen before lunch.)</text:p>
        </text:list-item>
      </text:list>
      <text:list xml:id="list312737317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183861906" text:continue-list="list500381297" text:style-name="L4">
        <text:list-item>
          <text:p text:style-name="P17">Classifying Vector Data. (Learn about and apply vector classification.)</text:p>
        </text:list-item>
      </text:list>
      <text:list xml:id="list1809024442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 (with rule-based rendering for advanced users)</text:p>
        </text:list-item>
      </text:list>
      <text:list xml:id="list137924718" text:continue-list="list183861906" text:style-name="L4">
        <text:list-item>
          <text:p text:style-name="P17">Map Composer. (Finalize the map's appearance.)</text:p>
        </text:list-item>
      </text:list>
      <text:list xml:id="list590728120" text:style-name="L8">
        <text:list-item>
          <text:p text:style-name="P25">Map composition</text:p>
        </text:list-item>
      </text:list>
      <text:p text:style-name="Standard"/>
      <text:p text:style-name="P2">Assignment:<text:span text:style-name="T5"> Optimize your map for ease of use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p text:style-name="P3"><text:span text:style-name="T4">Contextualization:</text:span> A brief introduction to the GIS analysis process</text:p>
      <text:list xml:id="list1052375171" text:style-name="L9">
        <text:list-item>
          <text:p text:style-name="P18">Creating Vector Data. (Digitize new data and customize the process.)</text:p>
        </text:list-item>
      </text:list>
      <text:list xml:id="list1613653830" text:style-name="L10">
        <text:list-item>
          <text:p text:style-name="P26">Create own dataset; define attributes; digitize</text:p>
        </text:list-item>
        <text:list-item>
          <text:p text:style-name="P26">Topological editing (polygon dataset) – Tim must show</text:p>
        </text:list-item>
        <text:list-item>
          <text:p text:style-name="P26">Forms (intermediate + advanced) – Tim must show</text:p>
        </text:list-item>
        <text:list-item>
          <text:p text:style-name="P26">Actions (int. + adv.) - Tim must show</text:p>
        </text:list-item>
      </text:list>
      <text:list xml:id="list2166964403" text:continue-list="list1052375171" text:style-name="L9">
        <text:list-item>
          <text:p text:style-name="P18">Vector Analysis. (Extract new spatial information from vector data using analysis functions.)</text:p>
        </text:list-item>
      </text:list>
      <text:list xml:id="list552315574" text:style-name="L11">
        <text:list-item>
          <text:p text:style-name="P27">Reprojection, data transformation</text:p>
        </text:list-item>
        <text:list-item>
          <text:p text:style-name="P27">Buffers, intersects, generate metrics, etc.</text:p>
        </text:list-item>
        <text:list-item>
          <text:p text:style-name="P27">Network analysis (int. + adv.)</text:p>
        </text:list-item>
      </text:list>
      <text:list xml:id="list1924971408" text:continue-list="list2166964403" text:style-name="L9">
        <text:list-item>
          <text:p text:style-name="P18">Rasters. (Work with raster data.)</text:p>
        </text:list-item>
      </text:list>
      <text:list xml:id="list1441989566" text:style-name="L12">
        <text:list-item>
          <text:p text:style-name="P28">Data manipulation (mosaic, clip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 (int. + adv.)</text:p>
        </text:list-item>
      </text:list>
      <text:list xml:id="list1786220477" text:continue-list="list1924971408" text:style-name="L9">
        <text:list-item>
          <text:p text:style-name="P18">Completing the analysis. (Deliver a GIS product.)</text:p>
        </text:list-item>
      </text:list>
      <text:list xml:id="list1138398866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5"> Pose an additional research question of your own choice, and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1875456389" text:style-name="L14">
        <text:list-item>
          <text:p text:style-name="P19">QGIS plugins. (Extend the functionality of QGIS.)</text:p>
        </text:list-item>
      </text:list>
      <text:list xml:id="list545101504" text:style-name="L15">
        <text:list-item>
          <text:p text:style-name="P30">Fetching plugins from repositories</text:p>
        </text:list-item>
        <text:list-item>
          <text:p text:style-name="P30">Activating and using plugins</text:p>
        </text:list-item>
        <text:list-item>
          <text:p text:style-name="P30">Useful plugin examples</text:p>
        </text:list-item>
        <text:list-item>
          <text:p text:style-name="P30"><text:soft-page-break/>Using the Python console (advanced)</text:p>
        </text:list-item>
      </text:list>
      <text:list xml:id="list1366377977" text:continue-list="list1875456389" text:style-name="L14">
        <text:list-item>
          <text:p text:style-name="P19">Using online mapping resources. (Make use of online data sources.)</text:p>
        </text:list-item>
      </text:list>
      <text:list xml:id="list445204458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1232459763" text:continue-list="list1366377977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5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2">Existing Content</text:p>
      <text:p text:style-name="P2"/>
      <text:p text:style-name="P2">Day 4: PostgreSQL</text:p>
      <text:list xml:id="list509824972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5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1959931270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8"/>
      <text:p text:style-name="P8"><text:span text:style-name="T1">Assignment:</text:span> Create and populate a new geo-enabled table that is logically associated with the rest of this database.</text:p>
      <text:p text:style-name="P8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02T18:05:56</dc:date>
    <dc:creator>Rudi </dc:creator>
    <meta:editing-duration>PT20H59M</meta:editing-duration>
    <meta:editing-cycles>48</meta:editing-cycles>
    <meta:generator>LibreOffice/3.4$Unix LibreOffice_project/340m1$Build-402</meta:generator>
    <meta:document-statistic meta:table-count="0" meta:image-count="0" meta:object-count="0" meta:page-count="4" meta:paragraph-count="88" meta:word-count="665" meta:character-count="4050" meta:non-whitespace-character-count="3533"/>
  </office:meta>
</office:document-meta>
</file>